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4.59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15.8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33.7pt"/>
    </style:style>
    <style:style style:name="co6" style:family="table-column">
      <style:table-column-properties fo:break-before="auto" style:column-width="149.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181.05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>
      <style:text-properties style:font-name="Liberation Serif" fo:font-size="10pt" style:font-name-asian="Adobe Blank" style:font-size-asian="10pt" style:font-name-complex="FreeSans" style:font-size-complex="10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4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 C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C0805C330K5G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8062-1-ND</text:p>
          </table:table-cell>
          <table:table-cell table:style-name="ce23" office:value-type="string" calcext:value-type="string">
            <text:p>0805, 50V, C0G/NP0, 10%</text:p>
          </table:table-cell>
          <table:table-cell table:style-name="ce14" table:formula="of:=[.D2]*[.E2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 C2 C3 C6 C7 C9 C10 C11 C12 C14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3" office:value-type="string" calcext:value-type="string">
            <text:p>0805, 50V, X7R, 10%</text:p>
          </table:table-cell>
          <table:table-cell table:style-name="ce14" table:formula="of:=[.D3]*[.E3]" office:value-type="float" office:value="2" calcext:value-type="float">
            <text:p>$2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3"/>C15 C16 C21 C23 C24 C25 C26 C28 C29 C3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C13 C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L21B105KA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1066-1-ND</text:p>
          </table:table-cell>
          <table:table-cell office:value-type="string" calcext:value-type="string">
            <text:p>0805, 25V, X7R, 10%</text:p>
          </table:table-cell>
          <table:table-cell table:style-name="ce14" table:formula="of:=[.D5]*[.E5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4 C18 C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14" table:formula="of:=[.D6]*[.E6]" office:value-type="float" office:value="0.8" calcext:value-type="float">
            <text:p>$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 C19 C20 C31 C33 C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19" calcext:value-type="float">
            <text:p>$0.19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0516-1-ND</text:p>
          </table:table-cell>
          <table:table-cell office:value-type="string" calcext:value-type="string">
            <text:p>0805, 10V, X7R, 10%</text:p>
          </table:table-cell>
          <table:table-cell table:style-name="ce14" table:formula="of:=[.D7]*[.E7]" office:value-type="float" office:value="1.14" calcext:value-type="float">
            <text:p>$1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14" table:formula="of:=[.D8]*[.E8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26" calcext:value-type="float">
            <text:p>$0.26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table:style-name="ce11"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14" table:formula="of:=[.D9]*[.E9]" office:value-type="float" office:value="0.26" calcext:value-type="float">
            <text:p>$0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 D4 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B2J3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DB2J31000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31000LCT-ND</text:p>
          </table:table-cell>
          <table:table-cell office:value-type="string" calcext:value-type="string">
            <text:p>SOD-323, 200mA</text:p>
          </table:table-cell>
          <table:table-cell table:style-name="ce14" table:formula="of:=[.D10]*[.E10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.91" calcext:value-type="float">
            <text:p>$1.91</text:p>
          </table:table-cell>
          <table:table-cell office:value-type="string" calcext:value-type="string">
            <text:p>PIC32MM0064GPM028T-I/ML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T-I/MLCT-ND </text:p>
          </table:table-cell>
          <table:table-cell office:value-type="string" calcext:value-type="string">
            <text:p>28-QFN 6x6</text:p>
          </table:table-cell>
          <table:table-cell table:style-name="ce14" table:formula="of:=[.D11]*[.E11]" office:value-type="float" office:value="1.91" calcext:value-type="float">
            <text:p>$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x1 Male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2]*[.E12]" office:value-type="float" office:value="1.08" calcext:value-type="float">
            <text:p>$1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3]*[.E13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19" office:value-type="string" calcext:value-type="string">
            <text:p>ED1056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4]*[.E14]" office:value-type="float" office:value="0.91" calcext:value-type="float">
            <text:p>$0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 P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pH/ORP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.82" calcext:value-type="float">
            <text:p>$1.82</text:p>
          </table:table-cell>
          <table:table-cell office:value-type="string" calcext:value-type="string">
            <text:p>1-1337543-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9755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5]*[.E15]" office:value-type="float" office:value="3.64" calcext:value-type="float">
            <text:p>$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1 PS2 </text:p>
          </table:table-cell>
          <table:table-cell office:value-type="string" calcext:value-type="string">
            <text:p>1W Isolator</text:p>
          </table:table-cell>
          <table:table-cell office:value-type="string" calcext:value-type="string">
            <text:p>R1SE-050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.21" calcext:value-type="float">
            <text:p>$3.21</text:p>
          </table:table-cell>
          <table:table-cell office:value-type="string" calcext:value-type="string">
            <text:p>R1SE-0505-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945-1659-1-ND</text:p>
          </table:table-cell>
          <table:table-cell office:value-type="string" calcext:value-type="string">
            <text:p>8-SMD Module, 5 Leads</text:p>
          </table:table-cell>
          <table:table-cell table:style-name="ce14" table:formula="of:=[.D16]*[.E16]" office:value-type="float" office:value="6.42" calcext:value-type="float">
            <text:p>$6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 Q3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7]*[.E17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 Q7 Q8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8]*[.E18]" office:value-type="float" office:value="1.32" calcext:value-type="float">
            <text:p>$1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5 Q6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MMBT390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4044-1-ND 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9]*[.E19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7 R4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R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9" calcext:value-type="float">
            <text:p>$0.39</text:p>
          </table:table-cell>
          <table:table-cell office:value-type="string" calcext:value-type="string">
            <text:p>CRCW251249R9FKEG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49.9AFCT-ND</text:p>
          </table:table-cell>
          <table:table-cell office:value-type="string" calcext:value-type="string">
            <text:p>2512, 1W, 1%, Thick Film</text:p>
          </table:table-cell>
          <table:table-cell table:style-name="ce14" table:formula="of:=[.D20]*[.E20]" office:value-type="float" office:value="0.78" calcext:value-type="float">
            <text:p>$0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 R4 R5 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1]*[.E21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R22 R36 R42 R4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2]*[.E22]" office:value-type="float" office:value="0.5" calcext:value-type="float">
            <text:p>$0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9 R10 R11 R12 R25 R26 R39 R4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3]*[.E23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 R8 R23 R24 R37 R38 R44 R4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4]*[.E24]" office:value-type="float" office:value="0.8" calcext:value-type="float">
            <text:p>$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 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F14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F14FTD10K0CT-ND</text:p>
          </table:table-cell>
          <table:table-cell table:style-name="ce18" office:value-type="string" calcext:value-type="string">
            <text:p>Axial, 1/4W, 1%, Metal Film</text:p>
          </table:table-cell>
          <table:table-cell table:style-name="ce14" table:formula="of:=[.D25]*[.E25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K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49K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9K9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6]*[.E26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7]*[.E27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8 R19 R20 R21 R32 R32 R33 R34 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1K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21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21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8]*[.E28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R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M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M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M00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9]*[.E29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2 RV4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30]*[.E30]" office:value-type="float" office:value="9.92" calcext:value-type="float">
            <text:p>$9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 RV3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50K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5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554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31]*[.E31]" office:value-type="float" office:value="4.96" calcext:value-type="float">
            <text:p>$4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AP2114H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14" table:formula="of:=[.D32]*[.E32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14" table:formula="of:=[.D33]*[.E33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U8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C606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.66" calcext:value-type="float">
            <text:p>$1.66</text:p>
          </table:table-cell>
          <table:table-cell office:value-type="string" calcext:value-type="string">
            <text:p>LMC6061AIMX/NOPB</text:p>
          </table:table-cell>
          <table:table-cell table:style-name="ce18" office:value-type="string" calcext:value-type="string">
            <text:p>Texas Instruments</text:p>
          </table:table-cell>
          <table:table-cell office:value-type="string" calcext:value-type="string">
            <text:p>LMC6061AIMX/NOPB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4]*[.E34]" office:value-type="float" office:value="3.32" calcext:value-type="float">
            <text:p>$3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U9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TLV27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6" calcext:value-type="float">
            <text:p>$0.60</text:p>
          </table:table-cell>
          <table:table-cell table:style-name="ce18" office:value-type="string" calcext:value-type="string">
            <text:p>TLV272IS-13</text:p>
          </table:table-cell>
          <table:table-cell table:style-name="ce18" office:value-type="string" calcext:value-type="string">
            <text:p>Diodes Inc</text:p>
          </table:table-cell>
          <table:table-cell table:style-name="ce18" office:value-type="string" calcext:value-type="string">
            <text:p>TLV272IS-13DI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5]*[.E35]" office:value-type="float" office:value="1.2" calcext:value-type="float">
            <text:p>$1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U10</text:p>
          </table:table-cell>
          <table:table-cell office:value-type="string" calcext:value-type="string">
            <text:p>DeltaSigma ADC</text:p>
          </table:table-cell>
          <table:table-cell office:value-type="string" calcext:value-type="string">
            <text:p>LTC24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.38" calcext:value-type="float">
            <text:p>$3.38</text:p>
          </table:table-cell>
          <table:table-cell office:value-type="string" calcext:value-type="string">
            <text:p>LTC2483CDD#PBF</text:p>
          </table:table-cell>
          <table:table-cell table:style-name="ce18" office:value-type="string" calcext:value-type="string">
            <text:p>Linear</text:p>
          </table:table-cell>
          <table:table-cell office:value-type="string" calcext:value-type="string">
            <text:p>LTC2483CDD#PBF-ND</text:p>
          </table:table-cell>
          <table:table-cell table:style-name="ce18" office:value-type="string" calcext:value-type="string">
            <text:p>10-DFN 3x3mm</text:p>
          </table:table-cell>
          <table:table-cell table:style-name="ce14" table:formula="of:=[.D36]*[.E36]" office:value-type="float" office:value="6.76" calcext:value-type="float">
            <text:p>$6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 U11</text:p>
          </table:table-cell>
          <table:table-cell office:value-type="string" calcext:value-type="string">
            <text:p>I<text:span text:style-name="T1">2</text:span>C Isolator</text:p>
          </table:table-cell>
          <table:table-cell office:value-type="string" calcext:value-type="string">
            <text:p>Si860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99" calcext:value-type="float">
            <text:p>$2.99</text:p>
          </table:table-cell>
          <table:table-cell office:value-type="string" calcext:value-type="string">
            <text:p>SI8602AB-B-IS</text:p>
          </table:table-cell>
          <table:table-cell table:style-name="ce18" office:value-type="string" calcext:value-type="string">
            <text:p>Silicon Labs</text:p>
          </table:table-cell>
          <table:table-cell office:value-type="string" calcext:value-type="string">
            <text:p>SI8602AB-B-IS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7]*[.E37]" office:value-type="float" office:value="5.98" calcext:value-type="float">
            <text:p>$5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U12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TC766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79" calcext:value-type="float">
            <text:p>$0.79</text:p>
          </table:table-cell>
          <table:table-cell office:value-type="string" calcext:value-type="string">
            <text:p>TC7660EOA</text:p>
          </table:table-cell>
          <table:table-cell table:style-name="ce18" office:value-type="string" calcext:value-type="string">
            <text:p>Microchip</text:p>
          </table:table-cell>
          <table:table-cell office:value-type="string" calcext:value-type="string">
            <text:p>TC7660EOA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8]*[.E38]" office:value-type="float" office:value="1.58" calcext:value-type="float">
            <text:p>$1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14" table:formula="of:=[.D39]*[.E39]" office:value-type="float" office:value="0.46" calcext:value-type="float">
            <text:p>$0.4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40]*[.E40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41]*[.E41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6" table:formula="of:=SUM([.J3:.J41])" office:value-type="float" office:value="65.6" calcext:value-type="float">
            <text:p>$65.60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00:50:20.078468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00:52:49.710815502</dc:date>
    <meta:editing-duration>PT8H48M10S</meta:editing-duration>
    <meta:editing-cycles>16</meta:editing-cycles>
    <meta:generator>LibreOffice/5.4.3.2$Linux_X86_64 LibreOffice_project/40m0$Build-2</meta:generator>
    <meta:document-statistic meta:table-count="1" meta:cell-count="410" meta:object-count="0"/>
  </office:meta>
</office:document-meta>
</file>